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7000002278E72BB5C795222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7396in" fo:margin-left="-0.2792in" fo:margin-top="0in" fo:margin-bottom="0in" style:page-number="auto" table:align="left" style:writing-mode="lr-tb"/>
    </style:style>
    <style:style style:name="Table1.A" style:family="table-column">
      <style:table-column-properties style:column-width="2.5604in"/>
    </style:style>
    <style:style style:name="Table1.B" style:family="table-column">
      <style:table-column-properties style:column-width="4.1792in"/>
    </style:style>
    <style:style style:name="Table1.1" style:family="table-row">
      <style:table-row-properties style:min-row-height="0.9875in" fo:keep-together="auto"/>
    </style:style>
    <style:style style:name="Table1.A1" style:family="table-cell">
      <style:table-cell-properties style:border-line-width-bottom="0.0104in 0.0104in 0.0417in" fo:padding-left="0.0785in" fo:padding-right="0.075in" fo:padding-top="0in" fo:padding-bottom="0in" fo:border-left="none" fo:border-right="none" fo:border-top="none" fo:border-bottom="4.5pt double #00000a"/>
    </style:style>
    <style:style style:name="Table1.2" style:family="table-row">
      <style:table-row-properties style:min-row-height="0.6722in" fo:keep-together="auto"/>
    </style:style>
    <style:style style:name="Table1.A2" style:family="table-cell">
      <style:table-cell-properties style:vertical-align="middle" style:border-line-width-top="0.0104in 0.0104in 0.0417in" fo:padding-left="0.0785in" fo:padding-right="0.075in" fo:padding-top="0in" fo:padding-bottom="0in" fo:border-left="none" fo:border-right="none" fo:border-top="4.5pt double #00000a" fo:border-bottom="none"/>
    </style:style>
    <style:style style:name="Table1.3" style:family="table-row">
      <style:table-row-properties style:min-row-height="0.991in" fo:keep-together="auto"/>
    </style:style>
    <style:style style:name="Table1.A3" style:family="table-cell">
      <style:table-cell-properties fo:padding-left="0.0785in" fo:padding-right="0.075in" fo:padding-top="0in" fo:padding-bottom="0in" fo:border="none"/>
    </style:style>
    <style:style style:name="Table1.4" style:family="table-row">
      <style:table-row-properties style:min-row-height="0.5979in" fo:keep-together="auto"/>
    </style:style>
    <style:style style:name="Table1.A4" style:family="table-cell">
      <style:table-cell-properties fo:padding-left="0.0785in" fo:padding-right="0.075in" fo:padding-top="0in" fo:padding-bottom="0in" fo:border="none"/>
    </style:style>
    <style:style style:name="Table1.5" style:family="table-row">
      <style:table-row-properties style:min-row-height="2.1465in" fo:keep-together="auto"/>
    </style:style>
    <style:style style:name="Table1.A5" style:family="table-cell">
      <style:table-cell-properties fo:padding-left="0.0785in" fo:padding-right="0.075in" fo:padding-top="0in" fo:padding-bottom="0in" fo:border="none"/>
    </style:style>
    <style:style style:name="Table1.6" style:family="table-row">
      <style:table-row-properties style:min-row-height="2.5604in" fo:keep-together="auto"/>
    </style:style>
    <style:style style:name="Table1.A6" style:family="table-cell">
      <style:table-cell-properties fo:padding-left="0.0785in" fo:padding-right="0.075in" fo:padding-top="0in" fo:padding-bottom="0in" fo:border="none"/>
    </style:style>
    <style:style style:name="Table1.B6" style:family="table-cell">
      <style:table-cell-properties style:vertical-align="bottom" fo:padding-left="0.0785in" fo:padding-right="0.075in" fo:padding-top="0in" fo:padding-bottom="0in" fo:border="none"/>
    </style:style>
    <style:style style:name="Table1.7" style:family="table-row">
      <style:table-row-properties style:min-row-height="1.3444in" fo:keep-together="auto"/>
    </style:style>
    <style:style style:name="Table1.8" style:family="table-row">
      <style:table-row-properties style:min-row-height="0.3931in" fo:keep-together="auto"/>
    </style:style>
    <style:style style:name="Table2" style:family="table">
      <style:table-properties style:width="6.6868in" fo:margin-left="-0.0785in" fo:margin-top="0in" fo:margin-bottom="0in" table:align="left" style:writing-mode="lr-tb"/>
    </style:style>
    <style:style style:name="Table2.A" style:family="table-column">
      <style:table-column-properties style:column-width="0.9806in"/>
    </style:style>
    <style:style style:name="Table2.B" style:family="table-column">
      <style:table-column-properties style:column-width="5.706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bfbfbf"/>
    </style:style>
    <style:style style:name="Table2.A2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2.B2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2.A3" style:family="table-cell">
      <style:table-cell-properties fo:padding-left="0.0785in" fo:padding-right="0.075in" fo:padding-top="0in" fo:padding-bottom="0in" fo:border="0.5pt solid #bfbfbf"/>
    </style:style>
    <style:style style:name="Table2.B3" style:family="table-cell">
      <style:table-cell-properties fo:padding-left="0.0785in" fo:padding-right="0.075in" fo:padding-top="0in" fo:padding-bottom="0in" fo:border="0.5pt solid #bfbfbf"/>
    </style:style>
    <style:style style:name="Table2.A4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2.B4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2.A5" style:family="table-cell">
      <style:table-cell-properties fo:padding-left="0.0785in" fo:padding-right="0.075in" fo:padding-top="0in" fo:padding-bottom="0in" fo:border="0.5pt solid #bfbfbf"/>
    </style:style>
    <style:style style:name="Table2.B5" style:family="table-cell">
      <style:table-cell-properties fo:padding-left="0.0785in" fo:padding-right="0.075in" fo:padding-top="0in" fo:padding-bottom="0in" fo:border="0.5pt solid #bfbfbf"/>
    </style:style>
    <style:style style:name="Table2.A6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2.B6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2.A7" style:family="table-cell">
      <style:table-cell-properties fo:padding-left="0.0785in" fo:padding-right="0.075in" fo:padding-top="0in" fo:padding-bottom="0in" fo:border="0.5pt solid #bfbfbf"/>
    </style:style>
    <style:style style:name="Table2.B7" style:family="table-cell">
      <style:table-cell-properties fo:padding-left="0.0785in" fo:padding-right="0.075in" fo:padding-top="0in" fo:padding-bottom="0in" fo:border="0.5pt solid #bfbfbf"/>
    </style:style>
    <style:style style:name="Table3" style:family="table">
      <style:table-properties style:width="6.6868in" fo:margin-left="-0.0785in" fo:margin-top="0in" fo:margin-bottom="0in" table:align="left" style:writing-mode="lr-tb"/>
    </style:style>
    <style:style style:name="Table3.A" style:family="table-column">
      <style:table-column-properties style:column-width="0.7833in"/>
    </style:style>
    <style:style style:name="Table3.B" style:family="table-column">
      <style:table-column-properties style:column-width="1.2806in"/>
    </style:style>
    <style:style style:name="Table3.C" style:family="table-column">
      <style:table-column-properties style:column-width="4.622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85in" fo:padding-right="0.075in" fo:padding-top="0in" fo:padding-bottom="0in" fo:border="0.5pt solid #bfbfbf"/>
    </style:style>
    <style:style style:name="Table3.A2" style:family="table-cell">
      <style:table-cell-properties style:vertical-align="middle"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3.4" style:family="table-row">
      <style:table-row-properties style:min-row-height="0.3507in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text-properties style:font-name="Times New Roman1" fo:font-size="14pt" style:font-size-asian="14pt" style:language-asian="ru" style:country-asian="RU" style:font-name-complex="Times New Roman2" style:font-size-complex="14pt"/>
    </style:style>
    <style:style style:name="P4" style:family="paragraph" style:parent-style-name="Standard">
      <style:paragraph-properties style:line-height-at-least="0.0693in"/>
      <style:text-properties style:font-name="Times New Roman1" fo:font-size="14pt" style:font-name-asian="SimSun" style:font-size-asian="14pt" style:font-name-complex="Times New Roman2"/>
    </style:style>
    <style:style style:name="P5" style:family="paragraph" style:parent-style-name="Standard">
      <style:text-properties style:language-asian="ru" style:country-asian="RU"/>
    </style:style>
    <style:style style:name="P6" style:family="paragraph" style:parent-style-name="Standard">
      <style:paragraph-properties style:line-height-at-least="0.0693in"/>
      <style:text-properties style:text-position="super 58%" style:font-name="Times New Roman1" fo:font-size="12pt" style:font-name-asian="Times New Roman2" style:font-size-asian="12pt" style:language-asian="ru" style:country-asian="RU" style:font-name-complex="Times New Roman2" style:font-size-complex="12pt"/>
    </style:style>
    <style:style style:name="P7" style:family="paragraph" style:parent-style-name="Standard">
      <style:paragraph-properties fo:margin-top="0in" fo:margin-bottom="0in" loext:contextual-spacing="false" style:line-height-at-least="0.0693in"/>
    </style:style>
    <style:style style:name="P8" style:family="paragraph" style:parent-style-name="Standard">
      <style:paragraph-properties fo:margin-top="0in" fo:margin-bottom="0in" loext:contextual-spacing="false" style:line-height-at-least="0.0693in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style:line-height-at-least="0.0693in"/>
      <style:text-properties style:font-name="Times New Roman1" style:font-name-asian="SimSun" style:font-name-complex="Times New Roman2"/>
    </style:style>
    <style:style style:name="P10" style:family="paragraph" style:parent-style-name="Standard">
      <style:paragraph-properties fo:margin-top="0in" fo:margin-bottom="0in" loext:contextual-spacing="false" style:line-height-at-least="0.0693in" fo:text-align="center" style:justify-single-word="false"/>
      <style:text-properties style:font-name="Times New Roman1" style:font-name-asian="SimSun" style:font-name-complex="Times New Roman2"/>
    </style:style>
    <style:style style:name="P11" style:family="paragraph" style:parent-style-name="Standard">
      <style:paragraph-properties fo:margin-top="0in" fo:margin-bottom="0in" loext:contextual-spacing="false" style:line-height-at-least="0.0693in" fo:text-align="center" style:justify-single-word="false"/>
      <style:text-properties style:font-name="Times New Roman1" fo:font-size="18pt" style:font-name-asian="SimSun" style:font-size-asian="18pt" style:font-name-complex="Times New Roman2" style:font-size-complex="14pt"/>
    </style:style>
    <style:style style:name="P12" style:family="paragraph" style:parent-style-name="Standard">
      <style:paragraph-properties fo:margin-top="0in" fo:margin-bottom="0in" loext:contextual-spacing="false" style:line-height-at-least="0.0693in" fo:text-align="center" style:justify-single-word="false"/>
      <style:text-properties style:font-name="Times New Roman1" fo:font-size="14pt" style:font-name-asian="SimSun" style:font-size-asian="14pt" style:font-name-complex="Times New Roman2" style:font-size-complex="14pt"/>
    </style:style>
    <style:style style:name="P13" style:family="paragraph" style:parent-style-name="Standard">
      <style:paragraph-properties fo:margin-top="0in" fo:margin-bottom="0in" loext:contextual-spacing="false" style:line-height-at-least="0.0693in" fo:text-align="center" style:justify-single-word="false"/>
      <style:text-properties style:font-name="Times New Roman1" fo:font-size="14pt" officeooo:rsid="0000d267" officeooo:paragraph-rsid="0000d267" style:font-name-asian="SimSun" style:font-size-asian="14pt" style:font-name-complex="Times New Roman2" style:font-size-complex="14pt"/>
    </style:style>
    <style:style style:name="P14" style:family="paragraph" style:parent-style-name="Standard">
      <style:paragraph-properties fo:margin-top="0in" fo:margin-bottom="0in" loext:contextual-spacing="false" style:line-height-at-least="0.0693in" fo:text-align="center" style:justify-single-word="false"/>
      <style:text-properties style:font-name="Times New Roman1" fo:font-size="14pt" fo:font-weight="bold" style:font-name-asian="SimSun" style:font-size-asian="14pt" style:font-weight-asian="bold" style:font-name-complex="Times New Roman2" style:font-size-complex="14pt"/>
    </style:style>
    <style:style style:name="P1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4pt" fo:font-weight="bold" style:font-size-asian="14pt" style:language-asian="ru" style:country-asian="RU" style:font-weight-asian="bold" style:font-name-complex="Times New Roman2" style:font-size-complex="14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50%"/>
      <style:text-properties style:font-name="Times New Roman1" fo:font-size="14pt" fo:language="en" fo:country="US" fo:font-weight="bold" style:font-size-asian="14pt" style:language-asian="ru" style:country-asian="RU" style:font-weight-asian="bold" style:font-name-complex="Times New Roman2" style:font-size-complex="14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4pt" fo:language="en" fo:country="US" fo:font-weight="bold" style:font-size-asian="14pt" style:language-asian="ru" style:country-asian="RU" style:font-weight-asian="bold" style:font-name-complex="Times New Roman2" style:font-size-complex="14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4pt" fo:language="en" fo:country="US" style:font-size-asian="14pt" style:language-asian="ru" style:country-asian="RU" style:font-name-complex="Times New Roman2" style:font-size-complex="14pt"/>
    </style:style>
    <style:style style:name="P19" style:family="paragraph" style:parent-style-name="Standard">
      <style:paragraph-properties fo:margin-top="0in" fo:margin-bottom="0in" loext:contextual-spacing="false" style:line-height-at-least="0.0693in" fo:text-align="center" style:justify-single-word="false"/>
      <style:text-properties style:font-name="Times New Roman1" fo:font-size="12pt" style:font-name-asian="SimSun" style:font-size-asian="12pt" style:font-name-complex="Times New Roman2" style:font-size-complex="12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2pt" style:font-name-asian="SimSun" style:font-size-asian="12pt" style:font-name-complex="Times New Roman2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2pt" style:font-size-asian="12pt" style:font-name-complex="Times New Roman2" style:font-size-complex="12pt"/>
    </style:style>
    <style:style style:name="P22" style:family="paragraph" style:parent-style-name="Standard">
      <style:paragraph-properties fo:margin-top="0in" fo:margin-bottom="0in" loext:contextual-spacing="false" style:line-height-at-least="0.0693in" fo:text-align="center" style:justify-single-word="false"/>
      <style:text-properties style:font-name="Times New Roman1" fo:font-size="16pt" fo:font-weight="bold" style:font-name-asian="SimSun" style:font-size-asian="16pt" style:font-weight-asian="bold" style:font-name-complex="Times New Roman2" style:font-size-complex="14pt"/>
    </style:style>
    <style:style style:name="P23" style:family="paragraph" style:parent-style-name="Standard">
      <style:paragraph-properties fo:margin-top="0in" fo:margin-bottom="0in" loext:contextual-spacing="false" fo:line-height="100%">
        <style:tab-stops>
          <style:tab-stop style:position="3.9374in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2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Times New Roman1" fo:font-size="14pt" fo:background-color="#ffffff" style:font-name-asian="Times New Roman2" style:font-size-asian="14pt" style:language-asian="ru" style:country-asian="RU" style:font-name-complex="Times New Roman2" style:font-size-complex="14pt"/>
    </style:style>
    <style:style style:name="P26" style:family="paragraph" style:parent-style-name="Standard">
      <style:paragraph-properties fo:margin-top="0in" fo:margin-bottom="0in" loext:contextual-spacing="false" fo:line-height="100%">
        <style:tab-stops>
          <style:tab-stop style:position="4.1346in"/>
        </style:tab-stops>
      </style:paragraph-properties>
      <style:text-properties style:font-name="Times New Roman CYR" fo:font-size="14pt" style:font-name-asian="Times New Roman2" style:font-size-asian="14pt" style:language-asian="ru" style:country-asian="RU" style:font-name-complex="Times New Roman2" style:font-size-complex="12pt"/>
    </style:style>
    <style:style style:name="P27" style:family="paragraph" style:parent-style-name="Title">
      <style:paragraph-properties fo:margin-top="0in" fo:margin-bottom="0in" loext:contextual-spacing="false">
        <style:tab-stops>
          <style:tab-stop style:position="4.1346in"/>
        </style:tab-stops>
      </style:paragraph-properties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3937in" style:auto-text-indent="false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3937in" style:auto-text-indent="false"/>
      <style:text-properties fo:color="#000000" style:font-name="Times New Roman1" fo:font-size="14pt" fo:background-color="#ffffff" style:font-name-asian="Times New Roman2" style:font-size-asian="14pt" style:language-asian="ru" style:country-asian="RU" style:font-name-complex="Times New Roman2" style:font-size-complex="14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3937in" style:auto-text-indent="false"/>
      <style:text-properties fo:color="#000000" style:font-name="Times New Roman1" fo:font-size="14pt" officeooo:rsid="00007706" officeooo:paragraph-rsid="00007706" fo:background-color="#ffffff" style:font-name-asian="Times New Roman2" style:font-size-asian="14pt" style:language-asian="ru" style:country-asian="RU" style:font-name-complex="Times New Roman2" style:font-size-complex="14pt"/>
    </style:style>
    <style:style style:name="P31" style:family="paragraph" style:parent-style-name="Standard">
      <style:paragraph-properties fo:margin-left="0in" fo:margin-right="0in" fo:line-height="150%" fo:text-indent="0.3937in" style:auto-text-indent="false"/>
      <style:text-properties style:font-name="Times New Roman1" fo:font-size="14pt" style:font-size-asian="14pt" style:language-asian="ru" style:country-asian="RU" style:font-name-complex="Times New Roman2" style:font-size-complex="14pt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font-name="Times New Roman1" fo:font-size="14pt" officeooo:paragraph-rsid="00007706" style:font-size-asian="14pt" style:language-asian="ru" style:country-asian="RU" style:font-name-complex="Times New Roman2" style:font-size-complex="14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font-name="Times New Roman1" fo:font-size="14pt" officeooo:rsid="00007706" officeooo:paragraph-rsid="00007706" style:font-size-asian="14pt" style:language-asian="ru" style:country-asian="RU" style:font-name-complex="Times New Roman2" style:font-size-complex="14pt"/>
    </style:style>
    <style:style style:name="P34" style:family="paragraph" style:parent-style-name="Heading_20_3">
      <style:paragraph-properties fo:margin-left="0in" fo:margin-right="0in" fo:line-height="150%" fo:text-align="justify" style:justify-single-word="false" fo:text-indent="0.3937in" style:auto-text-indent="false"/>
    </style:style>
    <style:style style:name="P35" style:family="paragraph" style:parent-style-name="Heading_20_3">
      <style:paragraph-properties fo:margin-left="0in" fo:margin-right="0in" fo:line-height="150%" fo:text-align="justify" style:justify-single-word="false" fo:text-indent="0.3937in" style:auto-text-indent="false"/>
      <style:text-properties officeooo:paragraph-rsid="00007706"/>
    </style:style>
    <style:style style:name="P36" style:family="paragraph" style:parent-style-name="Heading_20_2">
      <style:paragraph-properties fo:margin-left="0in" fo:margin-right="0in" fo:line-height="150%" fo:text-align="justify" style:justify-single-word="false" fo:text-indent="0.3937in" style:auto-text-indent="false" fo:break-before="page"/>
    </style:style>
    <style:style style:name="P37" style:family="paragraph" style:parent-style-name="Heading_20_1">
      <style:paragraph-properties fo:margin-left="0in" fo:margin-right="0in" fo:line-height="150%" fo:text-align="start" style:justify-single-word="false" fo:text-indent="0.3937in" style:auto-text-indent="false" fo:break-before="page"/>
      <style:text-properties fo:color="#00000a" style:font-name="Times New Roman1" fo:font-weight="bold" style:font-weight-asian="bold" style:font-name-complex="Times New Roman2" style:font-size-complex="14pt"/>
    </style:style>
    <style:style style:name="P38" style:family="paragraph" style:parent-style-name="Heading_20_2">
      <style:paragraph-properties fo:margin-left="0in" fo:margin-right="0in" fo:line-height="150%" fo:text-align="justify" style:justify-single-word="false" fo:text-indent="0.3937in" style:auto-text-indent="false"/>
      <style:text-properties fo:color="#00000a" style:font-name="Times New Roman1" fo:font-size="14pt" fo:font-weight="bold" fo:background-color="#ffffff" style:font-name-asian="Times New Roman2" style:font-size-asian="14pt" style:language-asian="ru" style:country-asian="RU" style:font-weight-asian="bold" style:font-name-complex="Times New Roman2" style:font-size-complex="14pt"/>
    </style:style>
    <style:style style:name="P39" style:family="paragraph" style:parent-style-name="Contents_20_1">
      <style:paragraph-properties>
        <style:tab-stops>
          <style:tab-stop style:position="6.6866in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0.3055in"/>
          <style:tab-stop style:position="6.6866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6.6866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0.8335in"/>
          <style:tab-stop style:position="6.6866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6866in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indent="0.4925in" style:auto-text-indent="false"/>
      <style:text-properties style:text-position="super 58%" style:font-name="Times New Roman1" fo:font-size="12pt" style:font-name-asian="Times New Roman2" style:font-size-asian="12pt" style:language-asian="ru" style:country-asian="RU" style:font-name-complex="Times New Roman2" style:font-size-complex="12pt"/>
    </style:style>
    <style:style style:name="P45" style:family="paragraph" style:parent-style-name="Heading_20_1">
      <style:paragraph-properties fo:line-height="150%"/>
      <style:text-properties fo:color="#00000a" style:font-name="Times New Roman1" fo:font-weight="bold" style:language-asian="ru" style:country-asian="RU" style:font-weight-asian="bold" style:font-name-complex="Times New Roman2"/>
    </style:style>
    <style:style style:name="P46" style:family="paragraph" style:parent-style-name="Heading_20_1">
      <style:paragraph-properties fo:line-height="150%" fo:text-align="center" style:justify-single-word="false" fo:break-before="page"/>
      <style:text-properties fo:color="#00000a" style:font-name="Times New Roman1" fo:font-weight="bold" style:language-asian="ru" style:country-asian="RU" style:font-weight-asian="bold" style:font-name-complex="Times New Roman2"/>
    </style:style>
    <style:style style:name="P47" style:family="paragraph" style:parent-style-name="TOC_20_Heading">
      <style:paragraph-properties fo:line-height="150%" fo:text-align="center" style:justify-single-word="false"/>
      <style:text-properties fo:color="#00000a" style:font-name="Times New Roman1" fo:font-weight="bold" officeooo:paragraph-rsid="00007706" style:font-weight-asian="bold" style:font-name-complex="Times New Roman2" style:font-size-complex="14pt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3937in" style:auto-text-indent="false"/>
      <style:text-properties fo:color="#000000" style:font-name="Times New Roman1" fo:font-size="14pt" fo:background-color="#ffffff" style:font-name-asian="Times New Roman2" style:font-size-asian="14pt" style:language-asian="ru" style:country-asian="RU" style:font-name-complex="Times New Roman2" style:font-size-complex="14pt"/>
    </style:style>
    <style:style style:name="P49" style:family="paragraph" style:parent-style-name="Standard">
      <style:paragraph-properties fo:margin-top="0in" fo:margin-bottom="0in" loext:contextual-spacing="false" fo:line-height="150%"/>
      <style:text-properties style:font-name="Times New Roman1" fo:font-size="14pt" officeooo:rsid="000b9780" officeooo:paragraph-rsid="000b9780" style:font-size-asian="14pt" style:language-asian="ru" style:country-asian="RU" style:font-name-complex="Times New Roman2" style:font-size-complex="14pt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1" fo:font-size="14pt" officeooo:rsid="000b9780" officeooo:paragraph-rsid="000b9780" style:font-size-asian="14pt" style:language-asian="ru" style:country-asian="RU" style:font-name-complex="Times New Roman2" style:font-size-complex="14pt"/>
    </style:style>
    <style:style style:name="P51" style:family="paragraph" style:parent-style-name="Heading_20_1" style:list-style-name="WWNum6">
      <style:paragraph-properties fo:line-height="150%" fo:text-align="justify" style:justify-single-word="false"/>
    </style:style>
    <style:style style:name="P52" style:family="paragraph" style:parent-style-name="Heading_20_1" style:list-style-name="WWNum6">
      <style:paragraph-properties fo:line-height="150%" fo:break-before="page"/>
      <style:text-properties officeooo:paragraph-rsid="0002af11"/>
    </style:style>
    <style:style style:name="P53" style:family="paragraph" style:parent-style-name="Heading_20_1" style:list-style-name="WWNum6">
      <style:paragraph-properties fo:line-height="150%" fo:break-before="page"/>
      <style:text-properties fo:color="#00000a" style:font-name="Times New Roman1" fo:font-weight="bold" officeooo:paragraph-rsid="0002af11" fo:background-color="#ffffff" style:font-name-asian="Times New Roman2" style:language-asian="ru" style:country-asian="RU" style:font-weight-asian="bold" style:font-name-complex="Times New Roman2" style:font-size-complex="14pt"/>
    </style:style>
    <style:style style:name="P54" style:family="paragraph" style:parent-style-name="List_20_Paragraph" style:list-style-name="WWNum9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55" style:family="paragraph" style:parent-style-name="List_20_Paragraph" style:list-style-name="WWNum10">
      <style:paragraph-properties fo:margin-top="0in" fo:margin-bottom="0in" loext:contextual-spacing="false" fo:line-height="150%" fo:text-align="justify" style:justify-single-word="false"/>
    </style:style>
    <style:style style:name="P56" style:family="paragraph" style:parent-style-name="List_20_Paragraph" style:list-style-name="WWNum11">
      <style:paragraph-properties fo:margin-top="0in" fo:margin-bottom="0in" loext:contextual-spacing="false" fo:line-height="150%" fo:text-align="justify" style:justify-single-word="false"/>
    </style:style>
    <style:style style:name="P57" style:family="paragraph" style:parent-style-name="List_20_Paragraph" style:list-style-name="WWNum9">
      <style:paragraph-properties fo:margin-top="0in" fo:margin-bottom="0in" loext:contextual-spacing="false" fo:line-height="150%" fo:text-align="justify" style:justify-single-word="false"/>
    </style:style>
    <style:style style:name="P58" style:family="paragraph" style:parent-style-name="List_20_Paragraph" style:list-style-name="WWNum9">
      <style:paragraph-properties fo:margin-top="0in" fo:margin-bottom="0in" loext:contextual-spacing="false" fo:line-height="150%" fo:text-align="justify" style:justify-single-word="false"/>
      <style:text-properties officeooo:paragraph-rsid="0009e2b5"/>
    </style:style>
    <style:style style:name="P59" style:family="paragraph" style:parent-style-name="List_20_Paragraph" style:list-style-name="WWNum10">
      <style:paragraph-properties fo:margin-top="0in" fo:margin-bottom="0in" loext:contextual-spacing="false" fo:line-height="150%" fo:text-align="justify" style:justify-single-word="false"/>
      <style:text-properties fo:color="#000000" style:font-name="Times New Roman1" fo:font-size="14pt" fo:background-color="#ffffff" style:font-name-asian="Times New Roman2" style:font-size-asian="14pt" style:language-asian="ru" style:country-asian="RU" style:font-name-complex="Times New Roman2" style:font-size-complex="14pt"/>
    </style:style>
    <style:style style:name="P60" style:family="paragraph" style:parent-style-name="List_20_Paragraph" style:list-style-name="WWNum11">
      <style:paragraph-properties fo:margin-top="0in" fo:margin-bottom="0in" loext:contextual-spacing="false" fo:line-height="150%" fo:text-align="justify" style:justify-single-word="false"/>
      <style:text-properties fo:color="#000000" style:font-name="Times New Roman1" fo:font-size="14pt" fo:language="en" fo:country="US" fo:background-color="#ffffff" style:font-name-asian="Times New Roman2" style:font-size-asian="14pt" style:language-asian="ru" style:country-asian="RU" style:font-name-complex="Times New Roman2" style:font-size-complex="14pt"/>
    </style:style>
    <style:style style:name="P61" style:family="paragraph" style:parent-style-name="List_20_Paragraph" style:list-style-name="WWNum9">
      <style:paragraph-properties fo:margin-top="0in" fo:margin-bottom="0in" loext:contextual-spacing="false" fo:line-height="150%" fo:text-align="justify" style:justify-single-word="false"/>
      <style:text-properties fo:color="#000000" style:font-name="Times New Roman1" fo:font-size="14pt" fo:language="en" fo:country="US" fo:background-color="#ffffff" style:font-name-asian="Times New Roman2" style:font-size-asian="14pt" style:language-asian="ru" style:country-asian="RU" style:font-name-complex="Times New Roman2" style:font-size-complex="14pt"/>
    </style:style>
    <style:style style:name="P62" style:family="paragraph" style:parent-style-name="List_20_Paragraph" style:list-style-name="WWNum9">
      <style:paragraph-properties fo:margin-top="0in" fo:margin-bottom="0in" loext:contextual-spacing="false" fo:line-height="150%" fo:text-align="justify" style:justify-single-word="false"/>
      <style:text-properties fo:color="#000000" style:font-name="Times New Roman1" fo:font-size="14pt" fo:language="en" fo:country="US" officeooo:rsid="000abbef" officeooo:paragraph-rsid="000abbef" fo:background-color="#ffffff" style:font-name-asian="Times New Roman2" style:font-size-asian="14pt" style:language-asian="ru" style:country-asian="RU" style:font-name-complex="Times New Roman2" style:font-size-complex="14pt"/>
    </style:style>
    <style:style style:name="P63" style:family="paragraph" style:parent-style-name="List_20_Paragraph" style:list-style-name="WWNum9">
      <style:paragraph-properties fo:margin-top="0in" fo:margin-bottom="0in" loext:contextual-spacing="false" fo:line-height="150%" fo:text-align="justify" style:justify-single-word="false"/>
      <style:text-properties officeooo:rsid="000aa992" officeooo:paragraph-rsid="000abbef"/>
    </style:style>
    <style:style style:name="P64" style:family="paragraph" style:parent-style-name="List_20_Paragraph" style:list-style-name="WWNum9">
      <style:paragraph-properties fo:margin-top="0in" fo:margin-bottom="0in" loext:contextual-spacing="false" fo:line-height="150%" fo:text-align="justify" style:justify-single-word="false"/>
      <style:text-properties officeooo:rsid="000abea0" officeooo:paragraph-rsid="000abea0"/>
    </style:style>
    <style:style style:name="P65" style:family="paragraph" style:parent-style-name="List_20_Paragraph" style:list-style-name="WWNum5">
      <style:paragraph-properties fo:margin-left="0in" fo:margin-right="0in" fo:line-height="150%" fo:text-align="justify" style:justify-single-word="false" fo:text-indent="0.2957in" style:auto-text-indent="false"/>
    </style:style>
    <style:style style:name="T1" style:family="text">
      <style:text-properties style:font-name="Times New Roman1" fo:font-size="14pt" style:font-name-asian="SimSun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0d267" style:font-name-asian="SimSun" style:font-size-asian="14pt" style:font-name-complex="Times New Roman2" style:font-size-complex="14pt"/>
    </style:style>
    <style:style style:name="T3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style:font-name-asian="Times New Roman2" style:font-size-asian="14pt" style:language-asian="ru" style:country-asian="RU" style:font-name-complex="Times New Roman2" style:font-size-complex="12pt"/>
    </style:style>
    <style:style style:name="T5" style:family="text">
      <style:text-properties style:font-name="Times New Roman1" fo:font-size="14pt" style:font-size-asian="14pt" style:language-asian="ru" style:country-asian="RU" style:font-name-complex="Times New Roman2" style:font-size-complex="14pt"/>
    </style:style>
    <style:style style:name="T6" style:family="text">
      <style:text-properties style:font-name="Times New Roman1" fo:font-size="14pt" officeooo:rsid="00007706" style:font-size-asian="14pt" style:language-asian="ru" style:country-asian="RU" style:font-name-complex="Times New Roman2" style:font-size-complex="14pt"/>
    </style:style>
    <style:style style:name="T7" style:family="text">
      <style:text-properties style:font-name="Times New Roman1" fo:font-size="14pt" fo:language="en" fo:country="US" style:font-size-asian="14pt" style:language-asian="ru" style:country-asian="RU" style:font-name-complex="Times New Roman2" style:font-size-complex="14pt"/>
    </style:style>
    <style:style style:name="T8" style:family="text">
      <style:text-properties style:font-name="Times New Roman1" fo:font-size="12pt" style:font-name-asian="Times New Roman2" style:font-size-asian="12pt" style:language-asian="ru" style:country-asian="RU" style:font-name-complex="Times New Roman2" style:font-size-complex="12pt"/>
    </style:style>
    <style:style style:name="T9" style:family="text">
      <style:text-properties style:font-name="Times New Roman1" fo:font-size="16pt" style:font-name-asian="Times New Roman2" style:font-size-asian="16pt" style:font-name-complex="Times New Roman2" style:font-size-complex="14pt"/>
    </style:style>
    <style:style style:name="T10" style:family="text">
      <style:text-properties style:font-name="Times New Roman1" fo:font-size="16pt" fo:language="en" fo:country="US" style:font-name-asian="Times New Roman2" style:font-size-asian="16pt" style:font-name-complex="Times New Roman2" style:font-size-complex="14pt"/>
    </style:style>
    <style:style style:name="T11" style:family="text">
      <style:text-properties style:font-name="Times New Roman1" fo:font-size="16pt" fo:language="en" fo:country="US" officeooo:rsid="0000d267" style:font-name-asian="Times New Roman2" style:font-size-asian="16pt" style:font-name-complex="Times New Roman2" style:font-size-complex="14pt"/>
    </style:style>
    <style:style style:name="T12" style:family="text">
      <style:text-properties style:font-name="Times New Roman1" fo:font-size="20pt" style:font-name-asian="SimSun" style:font-size-asian="20pt" style:font-name-complex="Times New Roman2" style:font-size-complex="14pt"/>
    </style:style>
    <style:style style:name="T13" style:family="text">
      <style:text-properties style:font-name="Times New Roman1" fo:font-weight="bold" style:font-weight-asian="bold" style:font-name-complex="Times New Roman2"/>
    </style:style>
    <style:style style:name="T14" style:family="text">
      <style:text-properties style:font-name="Times New Roman1" fo:font-weight="bold" style:font-name-asian="Times New Roman2" style:language-asian="ru" style:country-asian="RU" style:font-weight-asian="bold" style:font-name-complex="Times New Roman2"/>
    </style:style>
    <style:style style:name="T15" style:family="text">
      <style:text-properties style:font-name="Times New Roman1" fo:font-weight="bold" fo:background-color="#ffffff" loext:char-shading-value="0" style:font-name-asian="Times New Roman2" style:language-asian="ru" style:country-asian="RU" style:font-weight-asian="bold" style:font-name-complex="Times New Roman2"/>
    </style:style>
    <style:style style:name="T16" style:family="text">
      <style:text-properties style:font-name="Times New Roman1" fo:font-weight="bold" style:language-asian="ru" style:country-asian="RU" style:font-weight-asian="bold" style:font-name-complex="Times New Roman2"/>
    </style:style>
    <style:style style:name="T17" style:family="text">
      <style:text-properties style:font-name="Times New Roman1" fo:language="en" fo:country="US" fo:font-weight="bold" fo:background-color="#ffffff" loext:char-shading-value="0" style:font-name-asian="Times New Roman2" style:language-asian="ru" style:country-asian="RU" style:font-weight-asian="bold" style:font-name-complex="Times New Roman2"/>
    </style:style>
    <style:style style:name="T18" style:family="text">
      <style:text-properties style:text-position="super 58%" style:font-name="Times New Roman1" fo:font-size="16pt" style:font-name-asian="Times New Roman2" style:font-size-asian="16pt" style:language-asian="ru" style:country-asian="RU" style:font-name-complex="Times New Roman2" style:font-size-complex="12pt"/>
    </style:style>
    <style:style style:name="T19" style:family="text">
      <style:text-properties style:font-name="Times New Roman CYR" fo:font-size="14pt" style:font-name-asian="Times New Roman2" style:font-size-asian="14pt" style:language-asian="ru" style:country-asian="RU" style:font-name-complex="Times New Roman2"/>
    </style:style>
    <style:style style:name="T20" style:family="text">
      <style:text-properties style:font-name="Times New Roman CYR" fo:font-size="14pt" fo:font-style="normal" style:font-name-asian="Times New Roman2" style:font-size-asian="14pt" style:language-asian="ru" style:country-asian="RU" style:font-style-asian="normal" style:font-name-complex="Times New Roman2"/>
    </style:style>
    <style:style style:name="T21" style:family="text">
      <style:text-properties style:text-position="sub 58%" style:font-name="Times New Roman1" fo:font-size="16pt" style:font-name-asian="Times New Roman2" style:font-size-asian="16pt" style:language-asian="ru" style:country-asian="RU" style:font-name-complex="Times New Roman2" style:font-size-complex="12pt"/>
    </style:style>
    <style:style style:name="T22" style:family="text">
      <style:text-properties fo:color="#00000a"/>
    </style:style>
    <style:style style:name="T23" style:family="text">
      <style:text-properties fo:color="#00000a" style:font-name="Times New Roman1" fo:font-weight="bold" fo:background-color="#ffffff" loext:char-shading-value="0" style:font-name-asian="Times New Roman2" style:language-asian="ru" style:country-asian="RU" style:font-weight-asian="bold" style:font-name-complex="Times New Roman2" style:font-size-complex="14pt"/>
    </style:style>
    <style:style style:name="T24" style:family="text">
      <style:text-properties fo:color="#00000a" style:font-name="Times New Roman1" fo:font-size="14pt" fo:font-weight="bold" fo:background-color="#ffffff" loext:char-shading-value="0" style:font-name-asian="Times New Roman2" style:font-size-asian="14pt" style:language-asian="ru" style:country-asian="RU" style:font-weight-asian="bold" style:font-name-complex="Times New Roman2" style:font-size-complex="14pt"/>
    </style:style>
    <style:style style:name="T25" style:family="text">
      <style:text-properties fo:color="#00000a" style:font-name="Times New Roman1" fo:font-size="14pt" fo:font-weight="bold" style:font-size-asian="14pt" style:language-asian="ru" style:country-asian="RU" style:font-weight-asian="bold" style:font-name-complex="Times New Roman2" style:font-size-complex="14pt"/>
    </style:style>
    <style:style style:name="T26" style:family="text">
      <style:text-properties fo:color="#00000a" style:font-name="Times New Roman1" fo:font-size="14pt" fo:font-weight="bold" officeooo:rsid="00007706" style:font-size-asian="14pt" style:language-asian="ru" style:country-asian="RU" style:font-weight-asian="bold" style:font-name-complex="Times New Roman2" style:font-size-complex="14pt"/>
    </style:style>
    <style:style style:name="T27" style:family="text">
      <style:text-properties fo:color="#00000a" style:font-name="Times New Roman1" fo:language="en" fo:country="US" fo:font-weight="bold" fo:background-color="#ffffff" loext:char-shading-value="0" style:font-name-asian="Times New Roman2" style:language-asian="ru" style:country-asian="RU" style:font-weight-asian="bold" style:font-name-complex="Times New Roman2" style:font-size-complex="14pt"/>
    </style:style>
    <style:style style:name="T28" style:family="text">
      <style:text-properties fo:color="#00000a" officeooo:rsid="00007706"/>
    </style:style>
    <style:style style:name="T29" style:family="text">
      <style:text-properties text:display="true"/>
    </style:style>
    <style:style style:name="T30" style:family="text">
      <style:text-properties fo:font-size="12pt" style:font-size-asian="12pt" style:language-asian="ru" style:country-asian="RU" style:font-size-complex="12pt"/>
    </style:style>
    <style:style style:name="T31" style:family="text">
      <style:text-properties fo:color="#000000" style:font-name="Times New Roman1" fo:font-size="14pt" fo:background-color="#ffffff" loext:char-shading-value="0" style:font-name-asian="Times New Roman2" style:font-size-asian="14pt" style:language-asian="ru" style:country-asian="RU" style:font-name-complex="Times New Roman2" style:font-size-complex="14pt"/>
    </style:style>
    <style:style style:name="T32" style:family="text">
      <style:text-properties fo:color="#000000" style:font-name="Times New Roman1" fo:font-size="14pt" officeooo:rsid="00007706" fo:background-color="#ffffff" loext:char-shading-value="0" style:font-name-asian="Times New Roman2" style:font-size-asian="14pt" style:language-asian="ru" style:country-asian="RU" style:font-name-complex="Times New Roman2" style:font-size-complex="14pt"/>
    </style:style>
    <style:style style:name="T33" style:family="text">
      <style:text-properties fo:color="#000000" style:font-name="Times New Roman1" fo:font-size="14pt" fo:language="en" fo:country="US" fo:background-color="#ffffff" loext:char-shading-value="0" style:font-name-asian="Times New Roman2" style:font-size-asian="14pt" style:language-asian="ru" style:country-asian="RU" style:font-name-complex="Times New Roman2" style:font-size-complex="14pt"/>
    </style:style>
    <style:style style:name="T34" style:family="text">
      <style:text-properties fo:color="#000000" style:font-name="Times New Roman1" fo:font-size="14pt" fo:language="en" fo:country="US" officeooo:rsid="000431b3" fo:background-color="#ffffff" loext:char-shading-value="0" style:font-name-asian="Times New Roman2" style:font-size-asian="14pt" style:language-asian="ru" style:country-asian="RU" style:font-name-complex="Times New Roman2" style:font-size-complex="14pt"/>
    </style:style>
    <style:style style:name="T35" style:family="text">
      <style:text-properties fo:color="#000000" style:font-name="Times New Roman1" fo:font-size="14pt" fo:language="en" fo:country="US" fo:font-weight="normal" fo:background-color="#ffffff" loext:char-shading-value="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6" style:family="text">
      <style:text-properties fo:color="#000000" style:font-name="Times New Roman1" fo:font-size="14pt" fo:language="en" fo:country="US" fo:font-weight="normal" officeooo:rsid="0007ee47" fo:background-color="#ffffff" loext:char-shading-value="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7" style:family="text">
      <style:text-properties fo:color="#000000" style:font-name="Times New Roman1" fo:font-size="14pt" fo:language="en" fo:country="US" fo:font-weight="normal" officeooo:rsid="0009e2b5" fo:background-color="#ffffff" loext:char-shading-value="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8" style:family="text">
      <style:text-properties fo:color="#000000" style:font-name="Times New Roman1" fo:font-size="14pt" fo:language="en" fo:country="US" fo:font-weight="normal" officeooo:rsid="000abbef" fo:background-color="#ffffff" loext:char-shading-value="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9" style:family="text">
      <style:text-properties fo:color="#000000" style:font-name="Times New Roman1" fo:font-size="14pt" fo:language="en" fo:country="US" fo:font-weight="normal" officeooo:rsid="000abea0" fo:background-color="#ffffff" loext:char-shading-value="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40" style:family="text">
      <style:text-properties fo:color="#000000" style:font-name="Times New Roman1" fo:font-size="14pt" fo:language="en" fo:country="US" fo:font-weight="normal" fo:background-color="#ffffff" loext:char-shading-value="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41" style:family="text">
      <style:text-properties fo:color="#000000" style:font-name="Times New Roman1" fo:font-size="14pt" fo:language="en" fo:country="US" fo:font-weight="normal" officeooo:rsid="0007ae72" fo:background-color="#ffffff" loext:char-shading-value="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42" style:family="text">
      <style:text-properties officeooo:rsid="000431b3"/>
    </style:style>
    <style:style style:name="T43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44" style:family="text">
      <style:text-properties officeooo:rsid="0007ae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МИНИСТЕРСТВО ОБРАЗОВАНИЯ И НАУКИ РОССИЙСКОЙ ФЕДЕРАЦИИ</text:p>
            <text:p text:style-name="P19">Федеральное государственное автономное образовательное учреждение</text:p>
            <text:p text:style-name="P19">высшего образования</text:p>
            <text:p text:style-name="P14">«Дальневосточный федеральный университет»</text:p>
            <text:p text:style-name="P10"/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4">ШКОЛА ЕСТЕСТВЕННЫХ НАУК</text:p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p text:style-name="P14">Кафедра прикладной математики, механики, управления и программного обеспечения</text:p>
          </table:table-cell>
          <table:covered-table-cell/>
        </table:table-row>
        <table:table-row table:style-name="Table1.4">
          <table:table-cell table:style-name="Table1.A4" table:number-columns-spanned="2" office:value-type="string">
            <text:p text:style-name="P13">Бабков Леонид Николаевич</text:p>
          </table:table-cell>
          <table:covered-table-cell/>
        </table:table-row>
        <table:table-row table:style-name="Table1.5">
          <table:table-cell table:style-name="Table1.A5" table:number-columns-spanned="2" office:value-type="string">
            <text:p text:style-name="P8"><text:span text:style-name="T9">РАЗРАБОТКА ИГРЫ </text:span><text:span text:style-name="T11">MULTIPLAYER</text:span><text:span text:style-name="T9"> В </text:span><text:span text:style-name="T10">IDE</text:span><text:span text:style-name="T9"> </text:span><text:span text:style-name="T10">GREENFOOT</text:span><text:span text:style-name="T12"> </text:span></text:p>
            <text:p text:style-name="P11"/>
            <text:p text:style-name="P22">КУРСОВАЯ РАБОТА</text:p>
            <text:p text:style-name="P20">По дисциплине «Технология коллективной разработки информационных систем»</text:p>
            <text:p text:style-name="P21">по образовательной программе подготовки бакалавров «Технология программирования»</text:p>
            <text:p text:style-name="P21">по направлению 02.03.03 «Математическое обеспечение и администрирование информационных систем»</text:p>
          </table:table-cell>
          <table:covered-table-cell/>
        </table:table-row>
        <table:table-row table:style-name="Table1.6">
          <table:table-cell table:style-name="Table1.A6" office:value-type="string">
            <text:p text:style-name="P9"/>
          </table:table-cell>
          <table:table-cell table:style-name="Table1.B6" office:value-type="string">
            <text:p text:style-name="P7"><text:span text:style-name="T1">Студент гр. Б8404</text:span><text:span text:style-name="T8">____________/</text:span><text:span text:style-name="T1"> </text:span><text:span text:style-name="T2">Бабков</text:span><text:span text:style-name="T1"> </text:span><text:span text:style-name="T2">Л</text:span><text:span text:style-name="T1">. </text:span><text:span text:style-name="T2">Н</text:span><text:span text:style-name="T1">.</text:span></text:p>
            <text:p text:style-name="P44"><text:s text:c="46"/>(подпись)</text:p>
            <text:p text:style-name="P7"><text:span text:style-name="T1">Руководитель: к.т.н., доцент кафедры ПММУиПО</text:span><text:span text:style-name="T3"> </text:span><text:span text:style-name="T1">____________/</text:span><text:span text:style-name="T4">Гриняк В.М.</text:span></text:p>
            <text:p text:style-name="P6"><text:s text:c="61"/>(подпись) <text:s text:c="10"/></text:p>
          </table:table-cell>
        </table:table-row>
        <table:table-row table:style-name="Table1.7">
          <table:table-cell table:style-name="Table1.B6" table:number-columns-spanned="2" office:value-type="string">
            <text:p text:style-name="P4">Защищен оценкой <text:s text:c="2"/>__________</text:p>
            <text:p text:style-name="P26">____________ <text:s text:c="3"/>_________________</text:p>
            <text:p text:style-name="P23"><text:span text:style-name="T21"><text:s/></text:span><text:span text:style-name="T18"><text:s text:c="6"/>(подпись) <text:s text:c="24"/>И.О.Фамилия</text:span></text:p>
            <text:p text:style-name="P27"><text:span text:style-name="T19"><text:s/></text:span><text:span text:style-name="T20">«_____» ________________ 201 <text:s text:c="2"/>г.</text:span></text:p>
            <text:p text:style-name="P9"/>
          </table:table-cell>
          <table:covered-table-cell/>
        </table:table-row>
        <table:table-row table:style-name="Table1.8">
          <table:table-cell table:style-name="Table1.B6" table:number-columns-spanned="2" office:value-type="string">
            <text:p text:style-name="P12">г. Владивосток</text:p>
            <text:p text:style-name="P12">2016 г.</text:p>
          </table:table-cell>
          <table:covered-table-cell/>
        </table:table-row>
      </table:table>
      <text:p text:style-name="P47"><text:soft-page-break/>Оглавление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9"><text:a xlink:type="simple" xlink:href="#_Toc469921406" text:style-name="Index_20_Link" text:visited-style-name="Index_20_Link"><text:span text:style-name="T13">Введение</text:span></text:a><text:a xlink:type="simple" xlink:href="#_Toc469921406" text:style-name="Index_20_Link" text:visited-style-name="Index_20_Link"><text:span text:style-name="T29"><text:tab/>3</text:span></text:a></text:p>
          <text:p text:style-name="P40"><text:a xlink:type="simple" xlink:href="#_Toc469921407" text:style-name="Index_20_Link" text:visited-style-name="Index_20_Link"><text:span text:style-name="T14">1.</text:span></text:a><text:a xlink:type="simple" xlink:href="#_Toc469921407" text:style-name="Index_20_Link" text:visited-style-name="Index_20_Link"><text:span text:style-name="T30"><text:tab/></text:span></text:a><text:a xlink:type="simple" xlink:href="#_Toc469921407" text:style-name="Index_20_Link" text:visited-style-name="Index_20_Link"><text:span text:style-name="T15">Описание игры</text:span></text:a><text:a xlink:type="simple" xlink:href="#_Toc469921407" text:style-name="Index_20_Link" text:visited-style-name="Index_20_Link"><text:span text:style-name="T29"><text:tab/>4</text:span></text:a></text:p>
          <text:p text:style-name="P43"><text:a xlink:type="simple" xlink:href="#_Toc469921408" text:style-name="Index_20_Link" text:visited-style-name="Index_20_Link"><text:span text:style-name="T15">1.1 Объекты в игре</text:span></text:a><text:a xlink:type="simple" xlink:href="#_Toc469921408" text:style-name="Index_20_Link" text:visited-style-name="Index_20_Link"><text:span text:style-name="T29"><text:tab/>4</text:span></text:a></text:p>
          <text:p text:style-name="P41"><text:a xlink:type="simple" xlink:href="#_Toc469921409" text:style-name="Index_20_Link" text:visited-style-name="Index_20_Link"><text:span text:style-name="T16">1.1.1 Счетчик мин</text:span></text:a><text:a xlink:type="simple" xlink:href="#_Toc469921409" text:style-name="Index_20_Link" text:visited-style-name="Index_20_Link"><text:span text:style-name="T29"><text:tab/>4</text:span></text:a></text:p>
          <text:p text:style-name="P41"><text:a xlink:type="simple" xlink:href="#_Toc469921410" text:style-name="Index_20_Link" text:visited-style-name="Index_20_Link"><text:span text:style-name="T16">1.1.2 Отображатель статуса</text:span></text:a><text:a xlink:type="simple" xlink:href="#_Toc469921410" text:style-name="Index_20_Link" text:visited-style-name="Index_20_Link"><text:span text:style-name="T29"><text:tab/>4</text:span></text:a></text:p>
          <text:p text:style-name="P41"><text:a xlink:type="simple" xlink:href="#_Toc469921411" text:style-name="Index_20_Link" text:visited-style-name="Index_20_Link"><text:span text:style-name="T16">1.1.3 Счетчик флагов</text:span></text:a><text:a xlink:type="simple" xlink:href="#_Toc469921411" text:style-name="Index_20_Link" text:visited-style-name="Index_20_Link"><text:span text:style-name="T29"><text:tab/>4</text:span></text:a></text:p>
          <text:p text:style-name="P41"><text:a xlink:type="simple" xlink:href="#_Toc469921412" text:style-name="Index_20_Link" text:visited-style-name="Index_20_Link"><text:span text:style-name="T16">1.1.4 Секция минирования</text:span></text:a><text:a xlink:type="simple" xlink:href="#_Toc469921412" text:style-name="Index_20_Link" text:visited-style-name="Index_20_Link"><text:span text:style-name="T29"><text:tab/>4</text:span></text:a></text:p>
          <text:p text:style-name="P42"><text:a xlink:type="simple" xlink:href="#_Toc469921413" text:style-name="Index_20_Link" text:visited-style-name="Index_20_Link"><text:span text:style-name="T16">1.1.4</text:span></text:a><text:a xlink:type="simple" xlink:href="#_Toc469921413" text:style-name="Index_20_Link" text:visited-style-name="Index_20_Link"><text:span text:style-name="T30"><text:tab/></text:span></text:a><text:a xlink:type="simple" xlink:href="#_Toc469921413" text:style-name="Index_20_Link" text:visited-style-name="Index_20_Link"><text:span text:style-name="T16">Игровое поле (минное поле)</text:span></text:a><text:a xlink:type="simple" xlink:href="#_Toc469921413" text:style-name="Index_20_Link" text:visited-style-name="Index_20_Link"><text:span text:style-name="T29"><text:tab/>5</text:span></text:a></text:p>
          <text:p text:style-name="P40"><text:a xlink:type="simple" xlink:href="#_Toc469921414" text:style-name="Index_20_Link" text:visited-style-name="Index_20_Link"><text:span text:style-name="T14">2.</text:span></text:a><text:a xlink:type="simple" xlink:href="#_Toc469921414" text:style-name="Index_20_Link" text:visited-style-name="Index_20_Link"><text:span text:style-name="T30"><text:tab/></text:span></text:a><text:a xlink:type="simple" xlink:href="#_Toc469921414" text:style-name="Index_20_Link" text:visited-style-name="Index_20_Link"><text:span text:style-name="T17">UML </text:span></text:a><text:a xlink:type="simple" xlink:href="#_Toc469921414" text:style-name="Index_20_Link" text:visited-style-name="Index_20_Link"><text:span text:style-name="T15">диаграмма проекта</text:span></text:a><text:a xlink:type="simple" xlink:href="#_Toc469921414" text:style-name="Index_20_Link" text:visited-style-name="Index_20_Link"><text:span text:style-name="T29"><text:tab/>6</text:span></text:a></text:p>
          <text:p text:style-name="P40"><text:a xlink:type="simple" xlink:href="#_Toc469921415" text:style-name="Index_20_Link" text:visited-style-name="Index_20_Link"><text:span text:style-name="T14">3.</text:span></text:a><text:a xlink:type="simple" xlink:href="#_Toc469921415" text:style-name="Index_20_Link" text:visited-style-name="Index_20_Link"><text:span text:style-name="T30"><text:tab/></text:span></text:a><text:a xlink:type="simple" xlink:href="#_Toc469921415" text:style-name="Index_20_Link" text:visited-style-name="Index_20_Link"><text:span text:style-name="T15">Интерфейс</text:span></text:a><text:a xlink:type="simple" xlink:href="#_Toc469921415" text:style-name="Index_20_Link" text:visited-style-name="Index_20_Link"><text:span text:style-name="T29"><text:tab/>6</text:span></text:a></text:p>
          <text:p text:style-name="P39"><text:a xlink:type="simple" xlink:href="#_Toc469921416" text:style-name="Index_20_Link" text:visited-style-name="Index_20_Link"><text:span text:style-name="T16">3.Требования к игре</text:span></text:a><text:a xlink:type="simple" xlink:href="#_Toc469921416" text:style-name="Index_20_Link" text:visited-style-name="Index_20_Link"><text:span text:style-name="T29"><text:tab/>9</text:span></text:a></text:p>
          <text:p text:style-name="P39"><text:a xlink:type="simple" xlink:href="#_Toc469921417" text:style-name="Index_20_Link" text:visited-style-name="Index_20_Link"><text:span text:style-name="T16">4. Тестирование</text:span></text:a><text:a xlink:type="simple" xlink:href="#_Toc469921417" text:style-name="Index_20_Link" text:visited-style-name="Index_20_Link"><text:span text:style-name="T29"><text:tab/>10</text:span></text:a></text:p>
          <text:p text:style-name="P39"><text:a xlink:type="simple" xlink:href="#_Toc469921418" text:style-name="Index_20_Link" text:visited-style-name="Index_20_Link"><text:span text:style-name="T16">Список литературы</text:span></text:a><text:a xlink:type="simple" xlink:href="#_Toc469921418" text:style-name="Index_20_Link" text:visited-style-name="Index_20_Link"><text:span text:style-name="T29"><text:tab/>11</text:span></text:a></text:p>
          <text:p text:style-name="P2"/>
        </text:index-body>
      </text:table-of-content>
      <text:p text:style-name="Standard"/>
      <text:h text:style-name="P37" text:outline-level="1"><text:bookmark-start text:name="_Toc469921406"/>Введение<text:bookmark-end text:name="_Toc469921406"/></text:h>
      <text:p text:style-name="P28"><text:span text:style-name="T31">Greenfoot – это интерактивная среда разработки для языка Java (</text:span><text:span text:style-name="T33">IDE</text:span><text:span text:style-name="T31">), которая разработана для начинающих программистов, с целью дать им представление об основах объектно-ориентированного программирования. </text:span></text:p>
      <text:p text:style-name="P29">Проект Greenfoot был инициирован Майклом Келлингом в 2003 году, а первый прототип был построен Полом Хенриксеном и Майклом Келлингом в 2004 году. Проект создавался в университете Deakin, Мельбурн, Австралия и в университете Кента, Великобритания при содействии компании Oracle.</text:p>
      <text:p text:style-name="P28"><text:span text:style-name="T31">С помощью </text:span><text:span text:style-name="T33">Greenfoot</text:span><text:span text:style-name="T31"> можно легко создавать простые 2</text:span><text:span text:style-name="T33">D</text:span><text:span text:style-name="T31"> приложения, симуляции и игры.</text:span></text:p>
      <text:p text:style-name="P28"><text:span text:style-name="T31">Данная </text:span><text:span text:style-name="T33">IDE</text:span><text:span text:style-name="T31"> полностью бесплатна и распространяется под открытой лицензией GPL.</text:span></text:p>
      <text:p text:style-name="P29">На официальном сайте проекта [1] можно найти подробную документацию, а также примеры игр и демонстрации возможности движка. Кроме того, есть сильное русскоязычное сообщество.</text:p>
      <text:p text:style-name="P29">Целью данной курсовой работы является изучение методов, технологий коллективной разработки программного обеспечения. Результатом проделанных работ является:</text:p>
      <text:list xml:id="list9212499465375147026" text:style-name="WWNum10">
        <text:list-item>
          <text:p text:style-name="P55"><text:span text:style-name="T31">Разработка игры «</text:span><text:span text:style-name="T32">Multiplayer</text:span><text:span text:style-name="T31">» в </text:span><text:span text:style-name="T33">IDE Greenfoot</text:span></text:p>
        </text:list-item>
        <text:list-item>
          <text:p text:style-name="P59">Разработка отчетной документации</text:p>
        </text:list-item>
      </text:list>
      <text:p text:style-name="P25">В ходе работы использовались следующие инструменты:</text:p>
      <text:list xml:id="list2951686721936886297" text:style-name="WWNum11">
        <text:list-item>
          <text:p text:style-name="P56"><text:span text:style-name="T31">Система контроля версий </text:span><text:span text:style-name="T33">Git</text:span></text:p>
        </text:list-item>
        <text:list-item>
          <text:p text:style-name="P56"><text:span text:style-name="T31">Хостинг </text:span><text:span text:style-name="T33">Git </text:span><text:span text:style-name="T31">репозиториев, </text:span><text:span text:style-name="T33">issue-tracker Github</text:span></text:p>
        </text:list-item>
        <text:list-item>
          <text:p text:style-name="P60">IDE Greenfoot</text:p>
        </text:list-item>
      </text:list>
      <text:p text:style-name="P25"/>
      <text:p text:style-name="P25"/>
      <text:p text:style-name="P25"/>
      <text:p text:style-name="P25"><text:soft-page-break/></text:p>
      <text:p text:style-name="P25"/>
      <text:p text:style-name="P25"/>
      <text:list xml:id="list4979435490035216838" text:style-name="WWNum6">
        <text:list-item>
          <text:h text:style-name="P51" text:outline-level="1"><text:span text:style-name="T23">О</text:span><text:bookmark-start text:name="_Toc469921407"/><text:span text:style-name="T23">писание игры</text:span><text:bookmark-end text:name="_Toc469921407"/></text:h>
        </text:list-item>
      </text:list>
      <text:p text:style-name="P28"><text:span text:style-name="T31">С помощью среды разработки </text:span><text:span text:style-name="T33">Greenfoot </text:span><text:span text:style-name="T31">была создана игра «</text:span><text:span text:style-name="T32">Multiplayer</text:span><text:span text:style-name="T31">».</text:span></text:p>
      <text:p text:style-name="P30">В игре участвует два игрока на двух разных компьютерах, соединенных локальной сетью.</text:p>
      <text:p text:style-name="P28"><text:span text:style-name="T32">Каждый игрок управляет космическим кораблем</text:span><text:span text:style-name="T31">. </text:span><text:span text:style-name="T32">Ег оцель — долететь до изображения дома, не задев прочие объекты, а также края игровой области своим кораблем.</text:span></text:p>
      <text:p text:style-name="P28"><text:span text:style-name="T31">Если игрок не </text:span><text:span text:style-name="T32">задел ничего, и коснулся кораблем дома</text:span><text:span text:style-name="T31"> – он выиграл. </text:span><text:span text:style-name="T32">Второй игрок проиграл. Начинается следующий раунд.</text:span></text:p>
      <text:h text:style-name="P38" text:outline-level="2"/>
      <text:h text:style-name="P36" text:outline-level="2"><text:span text:style-name="T24">1.1 </text:span><text:bookmark-start text:name="_Toc469921408"/><text:span text:style-name="T24">Объекты в игре</text:span><text:bookmark-end text:name="_Toc469921408"/></text:h>
      <text:h text:style-name="P34" text:outline-level="3"><text:span text:style-name="T25">1.1.1 </text:span><text:bookmark-start text:name="_Toc469921409"/><text:span text:style-name="T25">Счетчик </text:span><text:bookmark-end text:name="_Toc469921409"/><text:span text:style-name="T26">счета</text:span><text:span text:style-name="T25"> </text:span></text:h>
      <text:p text:style-name="P28"><text:span text:style-name="T5">Счетчик </text:span><text:span text:style-name="T6">счета </text:span><text:span text:style-name="T5">- это объект, отображающий количество </text:span><text:span text:style-name="T6">побед у каждого игрока.</text:span></text:p>
      <text:p text:style-name="P31">Игрок не может взаимодействовать с этим объектом, объект в свою очередь является источником информации для игрока.</text:p>
      <text:h text:style-name="P34" text:outline-level="3"><text:span text:style-name="T25">1.1.2 </text:span><text:bookmark-start text:name="_Toc469921410"/><text:span text:style-name="T25">Отображатель статуса</text:span><text:bookmark-end text:name="_Toc469921410"/></text:h>
      <text:p text:style-name="P32">Это игровой объект, предоставляющий игроку информацию о состоянии игры. В случае проигрыша или победы игрок будет извещен через этот объект. Прямого воздействия со стороны пользователя на объект нет.</text:p>
      <text:h text:style-name="P35" text:outline-level="3"><text:span text:style-name="T25">1.1.</text:span><text:span text:style-name="T26">3</text:span><text:span text:style-name="T25"> </text:span><text:bookmark-start text:name="_Toc469921412"/><text:span text:style-name="T26">О</text:span><text:bookmark-end text:name="_Toc469921412"/><text:span text:style-name="T26">бъект для победы</text:span></text:h>
      <text:p text:style-name="P33">Игровой объект, представляющий собой изображение дома. Требуется коснуться этого объекта пользовательским кораблем для победы.</text:p>
      <text:h text:style-name="P35" text:outline-level="3"><text:span text:style-name="T25">1.1.</text:span><text:span text:style-name="T26">4</text:span><text:span text:style-name="T25"> </text:span><text:span text:style-name="T26">Посторонние объекты</text:span></text:h>
      <text:p text:style-name="P33">Игровой объект, выглядит как красный кирпич. Касаться нельзя, в случае столкновения — проигрыш.</text:p>
      <text:h text:style-name="P35" text:outline-level="3"><text:span text:style-name="T25">1.1.</text:span><text:span text:style-name="T26">5</text:span><text:span text:style-name="T25"> </text:span><text:span text:style-name="T26">Корабль игрока</text:span></text:h>
      <text:p text:style-name="P33">Игровой объект, представляющий собой изображение космического корабля. Управляется игроком.</text:p>
      <text:list xml:id="list110827606415957" text:continue-numbering="true" text:style-name="WWNum6">
        <text:list-item>
          <text:h text:style-name="P52" text:outline-level="1"><draw:frame draw:style-name="fr1" draw:name="Image1" text:anchor-type="paragraph" svg:x="0.1972in" svg:y="1.4311in" svg:width="5.7925in" svg:height="4.2953in" draw:z-index="0"><draw:image xlink:href="Pictures/10000201000002E7000002278E72BB5C7952224B.png" xlink:type="simple" xlink:show="embed" xlink:actuate="onLoad"/></draw:frame><text:bookmark-start text:name="_Toc469921414"/><text:span text:style-name="T27">UML </text:span><text:span text:style-name="T23">диаграмма проекта</text:span><text:bookmark-end text:name="_Toc469921414"/></text:h>
        </text:list-item>
        <text:list-item>
          <text:h text:style-name="P53" text:outline-level="1"><text:bookmark-start text:name="_Toc469921415"/>Интерфейс<text:bookmark-end text:name="_Toc469921415"/></text:h>
        </text:list-item>
      </text:list>
      <text:p text:style-name="P29">Окно программы разделено на две части (см. рис. 7): слева находится так называемый "мир", на котором располагаются "актеры" (объекты), а справа находится дерево классов, в котором показаны все Java-классы, задействованные в выбранном сценарии.</text:p>
      <text:p text:style-name="P29"/>
      <text:p text:style-name="P29">В нашем примере задействованы следующие классы:</text:p>
      <text:list xml:id="list1828477653281116754" text:style-name="WWNum9">
        <text:list-item>
          <text:p text:style-name="P61">World</text:p>
          <text:list>
            <text:list-item>
              <text:p text:style-name="P57"><text:span text:style-name="T34">GravitonWorld</text:span><text:span text:style-name="T33"> – </text:span><text:span text:style-name="T34">игровое </text:span><text:span text:style-name="T31">поле</text:span></text:p>
            </text:list-item>
          </text:list>
        </text:list-item>
        <text:list-item>
          <text:p text:style-name="P61">Actor</text:p>
          <text:list>
            <text:list-item>
              <text:p text:style-name="P57"><text:span text:style-name="T34">Goal</text:span><text:span text:style-name="T33"> – </text:span><text:span text:style-name="T34">победный объект</text:span></text:p>
            </text:list-item>
            <text:list-item>
              <text:p text:style-name="P54"><text:span text:style-name="T42">Score</text:span> – <text:s/><text:span text:style-name="T44">с</text:span><text:bookmark-start text:name="_Toc4699214091"/><text:span text:style-name="T22">четчик </text:span><text:bookmark-end text:name="_Toc4699214091"/><text:span text:style-name="T28">счета</text:span></text:p>
            </text:list-item>
            <text:list-item>
              <text:p text:style-name="P58"><text:span text:style-name="T41">MovingThing</text:span><text:span text:style-name="T35"> – </text:span><text:span text:style-name="T41">двигающийся объект</text:span></text:p>
            </text:list-item>
            <text:list-item>
              <text:p text:style-name="P58"><text:span text:style-name="T36">Bullet – объект пули</text:span></text:p>
            </text:list-item>
            <text:list-item>
              <text:p text:style-name="P58"><text:span text:style-name="T37">Rocket</text:span><text:span text:style-name="T36"> – объект </text:span><text:span text:style-name="T37">ракеты</text:span></text:p>
            </text:list-item>
            <text:list-item>
              <text:p text:style-name="P63"><text:span text:style-name="T37">B</text:span><text:span text:style-name="T35">lock – посторонний объект</text:span></text:p>
            </text:list-item>
          </text:list>
        </text:list-item>
        <text:list-item>
          <text:p text:style-name="P62">Other</text:p>
          <text:list>
            <text:list-item>
              <text:p text:style-name="P63"><text:span text:style-name="T38">Connection</text:span><text:span text:style-name="T35"> – </text:span><text:span text:style-name="T39">класс подключения</text:span></text:p>
            </text:list-item>
            <text:list-item>
              <text:p text:style-name="P64"><text:span text:style-name="T39">V</text:span><text:span text:style-name="T35">ector – класс передачи данных</text:span></text:p>
            </text:list-item>
          </text:list>
        </text:list-item>
      </text:list>
      <text:p text:style-name="P29">Классы "мир" и "актер” присутствуют всегда, поскольку являются системными, остальные же зависят от выбранного сценария. Под миром находятся кнопки старта сценария, пошагового выполнения и регулятор скорости выполнения. Справа вверху находится кнопка "Scenario information", при нажатии на которую можно узнать цель сценария, возможные действия, способы запуска и модификации. </text:p>
      <text:p text:style-name="P29">В "мире" пользователь создает "актеров", которые выполняют указанную им последовательность действий.</text:p>
      <text:p text:style-name="P29"><text:soft-page-break/>Сценарии можно как сделать самому, так и скачать готовые в интернете. </text:p>
      <text:p text:style-name="P29">Программа поддерживает операционные системы Windows, Mac OS, Linux или любую другую виртуальную машину Java. Крайне полезна на начальной стадии освоения языка Java.</text:p>
      <text:p text:style-name="P29"/>
      <text:h text:style-name="P45" text:outline-level="1"><text:bookmark-start text:name="_Toc469921416"/>3.Требования к игре<text:bookmark-end text:name="_Toc469921416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№ теста</text:p>
          </table:table-cell>
          <table:table-cell table:style-name="Table2.A1" office:value-type="string">
            <text:p text:style-name="P15">Описание теста</text:p>
          </table:table-cell>
        </table:table-row>
        <table:table-row table:style-name="Table2.1">
          <table:table-cell table:style-name="Table2.A2" office:value-type="string">
            <text:p text:style-name="P16">Rule_01</text:p>
          </table:table-cell>
          <table:table-cell table:style-name="Table2.B2" office:value-type="string">
            <text:p text:style-name="P49">Играть можно только вдвоем</text:p>
          </table:table-cell>
        </table:table-row>
        <table:table-row table:style-name="Table2.1">
          <table:table-cell table:style-name="Table2.A3" office:value-type="string">
            <text:p text:style-name="P16">Rule_02</text:p>
          </table:table-cell>
          <table:table-cell table:style-name="Table2.B3" office:value-type="string">
            <text:p text:style-name="P49">При касании стенок игрок должен проигрывать</text:p>
          </table:table-cell>
        </table:table-row>
        <table:table-row table:style-name="Table2.1">
          <table:table-cell table:style-name="Table2.A4" office:value-type="string">
            <text:p text:style-name="P16">Rule_03</text:p>
          </table:table-cell>
          <table:table-cell table:style-name="Table2.B4" office:value-type="string">
            <text:p text:style-name="P49">При касании посторонних объектов игрок должен проигрывать</text:p>
          </table:table-cell>
        </table:table-row>
        <table:table-row table:style-name="Table2.1">
          <table:table-cell table:style-name="Table2.A5" office:value-type="string">
            <text:p text:style-name="P16">Rule_04</text:p>
          </table:table-cell>
          <table:table-cell table:style-name="Table2.B5" office:value-type="string">
            <text:p text:style-name="P49">При касании дома игрок должен выигрывать</text:p>
          </table:table-cell>
        </table:table-row>
        <table:table-row table:style-name="Table2.1">
          <table:table-cell table:style-name="Table2.A6" office:value-type="string">
            <text:p text:style-name="P16">Rule_05</text:p>
          </table:table-cell>
          <table:table-cell table:style-name="Table2.B6" office:value-type="string">
            <text:p text:style-name="P49">Игроки должны видеть местоположение друг друга в реальном времени</text:p>
          </table:table-cell>
        </table:table-row>
        <table:table-row table:style-name="Table2.1">
          <table:table-cell table:style-name="Table2.A7" office:value-type="string">
            <text:p text:style-name="P16">Rule_06</text:p>
          </table:table-cell>
          <table:table-cell table:style-name="Table2.B7" office:value-type="string">
            <text:p text:style-name="P49">У обоих игроков должен отображаться одинаковый счет</text:p>
          </table:table-cell>
        </table:table-row>
      </table:table>
      <text:p text:style-name="P5"><text:bookmark text:name="_GoBack"/></text:p>
      <text:h text:style-name="P45" text:outline-level="1"><text:bookmark-start text:name="_Toc469921417"/>4. Тестирование<text:bookmark-end text:name="_Toc469921417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№ теста</text:p>
          </table:table-cell>
          <table:table-cell table:style-name="Table3.A1" office:value-type="string">
            <text:p text:style-name="P15">Описание тестовой ситуации</text:p>
          </table:table-cell>
          <table:table-cell table:style-name="Table3.A1" office:value-type="string">
            <text:p text:style-name="P15">Тестирование</text:p>
          </table:table-cell>
        </table:table-row>
        <table:table-row table:style-name="Table3.1"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24"><text:span text:style-name="T7">Rule</text:span><text:span text:style-name="T5">_01</text:span></text:p>
          </table:table-cell>
          <table:table-cell table:style-name="Table3.A2" office:value-type="string">
            <text:p text:style-name="P50">Играть можно только вдвоем</text:p>
          </table:table-cell>
        </table:table-row>
        <table:table-row table:style-name="Table3.1">
          <table:table-cell table:style-name="Table3.A1" office:value-type="string">
            <text:p text:style-name="P17">2</text:p>
          </table:table-cell>
          <table:table-cell table:style-name="Table3.A1" office:value-type="string">
            <text:p text:style-name="P18">Rule_02</text:p>
          </table:table-cell>
          <table:table-cell table:style-name="Table3.A1" office:value-type="string">
            <text:p text:style-name="P50">При касании стенок игрок проигрывает</text:p>
          </table:table-cell>
        </table:table-row>
        <table:table-row table:style-name="Table3.4">
          <table:table-cell table:style-name="Table3.A2" office:value-type="string">
            <text:p text:style-name="P17">3</text:p>
          </table:table-cell>
          <table:table-cell table:style-name="Table3.A2" office:value-type="string">
            <text:p text:style-name="P18">Rule_03</text:p>
          </table:table-cell>
          <table:table-cell table:style-name="Table3.A2" office:value-type="string">
            <text:p text:style-name="P50">При касании посторонних объектов игрок проигрывает</text:p>
          </table:table-cell>
        </table:table-row>
        <table:table-row table:style-name="Table3.1">
          <table:table-cell table:style-name="Table3.A1" office:value-type="string">
            <text:p text:style-name="P15">4</text:p>
          </table:table-cell>
          <table:table-cell table:style-name="Table3.A1" office:value-type="string">
            <text:p text:style-name="P24"><text:span text:style-name="T7">Rule</text:span><text:span text:style-name="T5">_04</text:span></text:p>
          </table:table-cell>
          <table:table-cell table:style-name="Table3.A1" office:value-type="string">
            <text:p text:style-name="P50">При касании дома игрок выигрывает</text:p>
          </table:table-cell>
        </table:table-row>
        <table:table-row table:style-name="Table3.1">
          <table:table-cell table:style-name="Table3.A2" office:value-type="string">
            <text:p text:style-name="P15">5</text:p>
          </table:table-cell>
          <table:table-cell table:style-name="Table3.A2" office:value-type="string">
            <text:p text:style-name="P24"><text:span text:style-name="T7">Rule</text:span><text:span text:style-name="T5">_05</text:span></text:p>
          </table:table-cell>
          <table:table-cell table:style-name="Table3.A2" office:value-type="string">
            <text:p text:style-name="P50">Игроки видят местоположение друг друга в реальном времени</text:p>
          </table:table-cell>
        </table:table-row>
        <table:table-row table:style-name="Table3.1">
          <table:table-cell table:style-name="Table3.A1" office:value-type="string">
            <text:p text:style-name="P15">6</text:p>
          </table:table-cell>
          <table:table-cell table:style-name="Table3.A1" office:value-type="string">
            <text:p text:style-name="P24"><text:span text:style-name="T7">Rule</text:span><text:span text:style-name="T5">_06</text:span></text:p>
          </table:table-cell>
          <table:table-cell table:style-name="Table3.A1" office:value-type="string">
            <text:p text:style-name="P50">У обоих игроков отображается одинаковый счет</text:p>
          </table:table-cell>
        </table:table-row>
      </table:table>
      <text:p text:style-name="P3"/>
      <text:h text:style-name="P46" text:outline-level="1"><text:bookmark-start text:name="_Toc469921418"/>Список литературы<text:bookmark-end text:name="_Toc469921418"/></text:h>
      <text:list xml:id="list8389864436937178127" text:style-name="WWNum5">
        <text:list-item>
          <text:p text:style-name="P65"><text:span text:style-name="T7">IDE</text:span><text:span text:style-name="T5"> </text:span><text:span text:style-name="T7">Greenfoot</text:span><text:span text:style-name="T5">. Официальный сайт: </text:span><text:a xlink:type="simple" xlink:href="http://www.greenfoot.org/door" text:style-name="Internet_20_link" text:visited-style-name="Visited_20_Internet_20_Link"><text:span text:style-name="T7">http</text:span></text:a><text:a xlink:type="simple" xlink:href="http://www.greenfoot.org/door" text:style-name="Internet_20_link" text:visited-style-name="Visited_20_Internet_20_Link"><text:span text:style-name="T5">://</text:span></text:a><text:a xlink:type="simple" xlink:href="http://www.greenfoot.org/door" text:style-name="Internet_20_link" text:visited-style-name="Visited_20_Internet_20_Link"><text:span text:style-name="T7">www</text:span></text:a><text:a xlink:type="simple" xlink:href="http://www.greenfoot.org/door" text:style-name="Internet_20_link" text:visited-style-name="Visited_20_Internet_20_Link"><text:span text:style-name="T5">.</text:span></text:a><text:a xlink:type="simple" xlink:href="http://www.greenfoot.org/door" text:style-name="Internet_20_link" text:visited-style-name="Visited_20_Internet_20_Link"><text:span text:style-name="T7">greenfoot</text:span></text:a><text:a xlink:type="simple" xlink:href="http://www.greenfoot.org/door" text:style-name="Internet_20_link" text:visited-style-name="Visited_20_Internet_20_Link"><text:span text:style-name="T5">.</text:span></text:a><text:a xlink:type="simple" xlink:href="http://www.greenfoot.org/door" text:style-name="Internet_20_link" text:visited-style-name="Visited_20_Internet_20_Link"><text:span text:style-name="T7">org</text:span></text:a><text:a xlink:type="simple" xlink:href="http://www.greenfoot.org/door" text:style-name="Internet_20_link" text:visited-style-name="Visited_20_Internet_20_Link"><text:span text:style-name="T5">/</text:span></text:a><text:a xlink:type="simple" xlink:href="http://www.greenfoot.org/door" text:style-name="Internet_20_link" text:visited-style-name="Visited_20_Internet_20_Link"><text:span text:style-name="T7">door</text:span></text:a><text:span text:style-name="T5"> [Электронный ресурс] – 2016.12.05</text:span></text:p>
        </text:list-item>
        <text:list-item>
          <text:p text:style-name="P65"><text:span text:style-name="T5">Описание </text:span><text:span text:style-name="T7">Greenfoot</text:span><text:span text:style-name="T5">: </text:span><text:a xlink:type="simple" xlink:href="http://soft.mydiv.net/win/download-Greenfoot.html" text:style-name="Internet_20_link" text:visited-style-name="Visited_20_Internet_20_Link"><text:span text:style-name="T7">http</text:span></text:a><text:a xlink:type="simple" xlink:href="http://soft.mydiv.net/win/download-Greenfoot.html" text:style-name="Internet_20_link" text:visited-style-name="Visited_20_Internet_20_Link"><text:span text:style-name="T5">://</text:span></text:a><text:a xlink:type="simple" xlink:href="http://soft.mydiv.net/win/download-Greenfoot.html" text:style-name="Internet_20_link" text:visited-style-name="Visited_20_Internet_20_Link"><text:span text:style-name="T7">soft</text:span></text:a><text:a xlink:type="simple" xlink:href="http://soft.mydiv.net/win/download-Greenfoot.html" text:style-name="Internet_20_link" text:visited-style-name="Visited_20_Internet_20_Link"><text:span text:style-name="T5">.</text:span></text:a><text:a xlink:type="simple" xlink:href="http://soft.mydiv.net/win/download-Greenfoot.html" text:style-name="Internet_20_link" text:visited-style-name="Visited_20_Internet_20_Link"><text:span text:style-name="T7">mydiv</text:span></text:a><text:a xlink:type="simple" xlink:href="http://soft.mydiv.net/win/download-Greenfoot.html" text:style-name="Internet_20_link" text:visited-style-name="Visited_20_Internet_20_Link"><text:span text:style-name="T5">.</text:span></text:a><text:a xlink:type="simple" xlink:href="http://soft.mydiv.net/win/download-Greenfoot.html" text:style-name="Internet_20_link" text:visited-style-name="Visited_20_Internet_20_Link"><text:span text:style-name="T7">net</text:span></text:a><text:a xlink:type="simple" xlink:href="http://soft.mydiv.net/win/download-Greenfoot.html" text:style-name="Internet_20_link" text:visited-style-name="Visited_20_Internet_20_Link"><text:span text:style-name="T5">/</text:span></text:a><text:a xlink:type="simple" xlink:href="http://soft.mydiv.net/win/download-Greenfoot.html" text:style-name="Internet_20_link" text:visited-style-name="Visited_20_Internet_20_Link"><text:span text:style-name="T7">win</text:span></text:a><text:a xlink:type="simple" xlink:href="http://soft.mydiv.net/win/download-Greenfoot.html" text:style-name="Internet_20_link" text:visited-style-name="Visited_20_Internet_20_Link"><text:span text:style-name="T5">/</text:span></text:a><text:a xlink:type="simple" xlink:href="http://soft.mydiv.net/win/download-Greenfoot.html" text:style-name="Internet_20_link" text:visited-style-name="Visited_20_Internet_20_Link"><text:span text:style-name="T7">download</text:span></text:a><text:a xlink:type="simple" xlink:href="http://soft.mydiv.net/win/download-Greenfoot.html" text:style-name="Internet_20_link" text:visited-style-name="Visited_20_Internet_20_Link"><text:span text:style-name="T5">-</text:span></text:a><text:a xlink:type="simple" xlink:href="http://soft.mydiv.net/win/download-Greenfoot.html" text:style-name="Internet_20_link" text:visited-style-name="Visited_20_Internet_20_Link"><text:span text:style-name="T7">Greenfoot</text:span></text:a><text:a xlink:type="simple" xlink:href="http://soft.mydiv.net/win/download-Greenfoot.html" text:style-name="Internet_20_link" text:visited-style-name="Visited_20_Internet_20_Link"><text:span text:style-name="T5">.</text:span></text:a><text:a xlink:type="simple" xlink:href="http://soft.mydiv.net/win/download-Greenfoot.html" text:style-name="Internet_20_link" text:visited-style-name="Visited_20_Internet_20_Link"><text:span text:style-name="T7">html</text:span></text:a><text:span text:style-name="T5"> [Электронный ресурс] – 2016.12.05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000000" style:font-name="Times New Roman" fo:font-family="'Times New Roman'" style:font-style-name="Regular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Title" style:family="paragraph" style:parent-style-name="Standard" style:default-outline-level="" style:class="chapter">
      <style:paragraph-properties fo:margin-top="0.0835in" fo:margin-bottom="0.0835in" loext:contextual-spacing="false" fo:hyphenation-ladder-count="no-limit" text:number-lines="false" text:line-number="0"/>
      <style:text-properties style:font-name="Calibri" fo:font-family="Calibri" style:font-family-generic="roman" style:font-pitch="variable" fo:font-size="12pt" fo:font-style="italic" style:font-name-asian="Droid Sans Fallback" style:font-family-asian="'Droid Sans Fallback'" style:font-family-generic-asian="system" style:font-pitch-asian="variable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Заголовок_20_4_20_Знак" style:display-name="Заголовок 4 Знак" style:family="text" style:parent-style-name="Default_20_Paragraph_20_Font">
      <style:text-properties style:font-name="Times New Roman1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Название_20_Знак" style:display-name="Название Знак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Droid Sans Fallback" style:font-family-asian="'Droid Sans Fallback'" style:font-family-generic-asian="system" style:font-pitch-asian="variable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font-name="Times New Roman1" fo:font-family="'Times New Roman'" style:font-family-generic="roman" style:font-pitch="variable"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445in" fo:margin-left="0.8382in"/>
        </style:list-level-properties>
      </text:list-level-style-number>
      <text:list-level-style-number text:level="3" style:num-format="1" text:start-value="4" text:display-levels="3">
        <style:list-level-properties text:list-level-position-and-space-mode="label-alignment">
          <style:list-level-label-alignment text:label-followed-by="listtab" fo:text-indent="-0.5in" fo:margin-left="0.89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893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143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1437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393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393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3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9008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29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вгения Вейбер</meta:initial-creator>
    <meta:editing-cycles>26</meta:editing-cycles>
    <meta:creation-date>2016-12-14T11:53:00</meta:creation-date>
    <dc:date>2017-01-16T10:58:03.430912907</dc:date>
    <meta:editing-duration>PT1H3M45S</meta:editing-duration>
    <meta:generator>LibreOffice/5.1.4.2$Linux_X86_64 LibreOffice_project/10m0$Build-2</meta:generator>
    <meta:document-statistic meta:table-count="3" meta:image-count="1" meta:object-count="0" meta:page-count="9" meta:paragraph-count="127" meta:word-count="774" meta:character-count="6016" meta:non-whitespace-character-count="521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